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5">
      <style:paragraph-properties fo:text-align="justify" style:justify-single-word="false"/>
    </style:style>
    <style:style style:name="P30" style:family="paragraph" style:parent-style-name="Heading_20_1" style:list-style-name="WWNum5"/>
    <style:style style:name="P3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2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/text:p>
      <text:p text:style-name="P32"><text:bookmark text:name="_jg2jbypvbg4g"/><text:span text:style-name="T3">Guía de estudio UD 11. Videojuegos con Phaser-CE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><text:span text:style-name="T5">Actualizado Diciem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oft-page-break/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1</text:span><text:span text:style-name="T23">. </text:span><text:span text:style-name="T22">Videojuegos con</text:span><text:span text:style-name="T23"> P</text:span><text:span text:style-name="T22">haser-CE</text:span></text:p>
      <text:list xml:id="list1476413832" text:style-name="WWNum5">
        <text:list-item>
          <text:p text:style-name="P30"><text:bookmark text:name="_ge43nvu7ywtj"/>Fechas</text:p>
        </text:list-item>
      </text:list>
      <text:p text:style-name="P21">Desde 07/12/2020 al 20/12/2020. La duración de esta unidad es de 2 semanas (14 horas).</text:p>
      <text:list xml:id="list150602650877270" text:continue-numbering="true" text:style-name="WWNum5">
        <text:list-item>
          <text:p text:style-name="P30"><text:bookmark text:name="_4z7u29ivk38l"/>Conocimientos previos requeridos</text:p>
        </text:list-item>
      </text:list>
      <text:list xml:id="list775287402" text:style-name="WWNum4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5">¡¡¡ Conocimientos de programación imprescindibles !!!</text:p>
        </text:list-item>
      </text:list>
      <text:list xml:id="list150602019987219" text:continue-list="list150602650877270" text:style-name="WWNum5">
        <text:list-item>
          <text:p text:style-name="P30"><text:bookmark text:name="_5jkjdtdhh7e"/>Objetivos</text:p>
        </text:list-item>
      </text:list>
      <text:list xml:id="list1281348091" text:style-name="WWNum2">
        <text:list-item>
          <text:p text:style-name="P23">Conocer cómo funciona un motor de juegos.</text:p>
        </text:list-item>
        <text:list-item>
          <text:p text:style-name="P26">Conocer los fundamentos de Phaser-CE.</text:p>
        </text:list-item>
      </text:list>
      <text:list xml:id="list150603218849213" text:continue-list="list150602019987219" text:style-name="WWNum5">
        <text:list-item>
          <text:p text:style-name="P30"><text:bookmark text:name="_yi5niv80z62t"/>Contenidos</text:p>
        </text:list-item>
      </text:list>
      <text:list xml:id="list138980235" text:style-name="WWNum1">
        <text:list-item>
          <text:p text:style-name="P27">Videojuegos con Phaser-CE</text:p>
        </text:list-item>
      </text:list>
      <text:list xml:id="list150601532440486" text:continue-list="list150603218849213" text:style-name="WWNum5">
        <text:list-item>
          <text:p text:style-name="P30"><text:bookmark text:name="_pt4xoiz2fd92"/>Actividades</text:p>
        </text:list-item>
      </text:list>
      <text:p text:style-name="Standard">No hay actividades asociadas a esta unidad, pero hay que revisar los distintos ejemplos disponibles.</text:p>
      <text:list xml:id="list150602743435382" text:continue-numbering="true" text:style-name="WWNum5">
        <text:list-item>
          <text:p text:style-name="P30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150602548743883" text:continue-numbering="true" text:style-name="WWNum5">
        <text:list-item>
          <text:p text:style-name="P29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4183442868" text:style-name="WWNum3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1</text:span><text:span text:style-name="MT1">. </text:span><text:span text:style-name="MT2">Videojuegos con Phaser-CE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1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1" meta:word-count="278" meta:character-count="1768" meta:non-whitespace-character-count="1541"/>
    <meta:generator>LibreOfficeDev/6.0.5.2$Linux_X86_64 LibreOffice_project/</meta:generator>
  </office:meta>
</office:document-meta>
</file>